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/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$#REF!;[.$A$1]:$#REF!;[.$B$13];2;0)*[.F1]" office:value-type="string" office:string-value="" calcext:value-type="error">
            <text:p>Błąd:50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'file:///home/kl3ag1/gittest/bazy/baza_danych_zadanie1/premia_zad1.ods'#$Sheet1.A2:.B14];2;0)*[.F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'file:///home/kl3ag1/gittest/bazy/baza_danych_zadanie1/premia_zad1.ods'#$Sheet1.A3:.B15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'file:///home/kl3ag1/gittest/bazy/baza_danych_zadanie1/premia_zad1.ods'#$Sheet1.A4:.B16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'file:///home/kl3ag1/gittest/bazy/baza_danych_zadanie1/premia_zad1.ods'#$Sheet1.A5:.B17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'file:///home/kl3ag1/gittest/bazy/baza_danych_zadanie1/premia_zad1.ods'#$Sheet1.A6:.B18];2;0)*[.F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'file:///home/kl3ag1/gittest/bazy/baza_danych_zadanie1/premia_zad1.ods'#$Sheet1.A7:.B19];2;0)*[.F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'file:///home/kl3ag1/gittest/bazy/baza_danych_zadanie1/premia_zad1.ods'#$Sheet1.A8:.B20];2;0)*[.F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'file:///home/kl3ag1/gittest/bazy/baza_danych_zadanie1/premia_zad1.ods'#$Sheet1.A9:.B21];2;0)*[.F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'file:///home/kl3ag1/gittest/bazy/baza_danych_zadanie1/premia_zad1.ods'#$Sheet1.A10:.B22];2;0)*[.F1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'file:///home/kl3ag1/gittest/bazy/baza_danych_zadanie1/premia_zad1.ods'#$Sheet1.A11:.B23];2;0)*[.F1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'file:///home/kl3ag1/gittest/bazy/baza_danych_zadanie1/premia_zad1.ods'#$Sheet1.A12:.B24];2;0)*[.F1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'file:///home/kl3ag1/gittest/bazy/baza_danych_zadanie1/premia_zad1.ods'#$Sheet1.A13:.B25];2;0)*[.F1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'file:///home/kl3ag1/gittest/bazy/baza_danych_zadanie1/premia_zad1.ods'#$Sheet1.A14:.B26];2;0)*[.F1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'file:///home/kl3ag1/gittest/bazy/baza_danych_zadanie1/premia_zad1.ods'#$Sheet1.A15:.B27];2;0)*[.F1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'file:///home/kl3ag1/gittest/bazy/baza_danych_zadanie1/premia_zad1.ods'#$Sheet1.A16:.B28];2;0)*[.F1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'file:///home/kl3ag1/gittest/bazy/baza_danych_zadanie1/premia_zad1.ods'#$Sheet1.A17:.B29];2;0)*[.F1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'file:///home/kl3ag1/gittest/bazy/baza_danych_zadanie1/premia_zad1.ods'#$Sheet1.A18:.B30];2;0)*[.F1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'file:///home/kl3ag1/gittest/bazy/baza_danych_zadanie1/premia_zad1.ods'#$Sheet1.A19:.B31];2;0)*[.F1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'file:///home/kl3ag1/gittest/bazy/baza_danych_zadanie1/premia_zad1.ods'#$Sheet1.A20:.B32];2;0)*[.F2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'file:///home/kl3ag1/gittest/bazy/baza_danych_zadanie1/premia_zad1.ods'#$Sheet1.A21:.B33];2;0)*[.F2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'file:///home/kl3ag1/gittest/bazy/baza_danych_zadanie1/premia_zad1.ods'#$Sheet1.A22:.B34];2;0)*[.F2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'file:///home/kl3ag1/gittest/bazy/baza_danych_zadanie1/premia_zad1.ods'#$Sheet1.A23:.B35];2;0)*[.F2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'file:///home/kl3ag1/gittest/bazy/baza_danych_zadanie1/premia_zad1.ods'#$Sheet1.A24:.B36];2;0)*[.F2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'file:///home/kl3ag1/gittest/bazy/baza_danych_zadanie1/premia_zad1.ods'#$Sheet1.A25:.B37];2;0)*[.F2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'file:///home/kl3ag1/gittest/bazy/baza_danych_zadanie1/premia_zad1.ods'#$Sheet1.A26:.B38];2;0)*[.F2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'file:///home/kl3ag1/gittest/bazy/baza_danych_zadanie1/premia_zad1.ods'#$Sheet1.A27:.B39];2;0)*[.F2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'file:///home/kl3ag1/gittest/bazy/baza_danych_zadanie1/premia_zad1.ods'#$Sheet1.A28:.B40];2;0)*[.F2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'file:///home/kl3ag1/gittest/bazy/baza_danych_zadanie1/premia_zad1.ods'#$Sheet1.A29:.B41];2;0)*[.F2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'file:///home/kl3ag1/gittest/bazy/baza_danych_zadanie1/premia_zad1.ods'#$Sheet1.A30:.B42];2;0)*[.F3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'file:///home/kl3ag1/gittest/bazy/baza_danych_zadanie1/premia_zad1.ods'#$Sheet1.A31:.B43];2;0)*[.F3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'file:///home/kl3ag1/gittest/bazy/baza_danych_zadanie1/premia_zad1.ods'#$Sheet1.A32:.B44];2;0)*[.F3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'file:///home/kl3ag1/gittest/bazy/baza_danych_zadanie1/premia_zad1.ods'#$Sheet1.A33:.B45];2;0)*[.F3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'file:///home/kl3ag1/gittest/bazy/baza_danych_zadanie1/premia_zad1.ods'#$Sheet1.A34:.B46];2;0)*[.F3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'file:///home/kl3ag1/gittest/bazy/baza_danych_zadanie1/premia_zad1.ods'#$Sheet1.A35:.B47];2;0)*[.F3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'file:///home/kl3ag1/gittest/bazy/baza_danych_zadanie1/premia_zad1.ods'#$Sheet1.A36:.B48];2;0)*[.F3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'file:///home/kl3ag1/gittest/bazy/baza_danych_zadanie1/premia_zad1.ods'#$Sheet1.A37:.B49];2;0)*[.F3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'file:///home/kl3ag1/gittest/bazy/baza_danych_zadanie1/premia_zad1.ods'#$Sheet1.A38:.B50];2;0)*[.F3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'file:///home/kl3ag1/gittest/bazy/baza_danych_zadanie1/premia_zad1.ods'#$Sheet1.A39:.B51];2;0)*[.F3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'file:///home/kl3ag1/gittest/bazy/baza_danych_zadanie1/premia_zad1.ods'#$Sheet1.A40:.B52];2;0)*[.F4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'file:///home/kl3ag1/gittest/bazy/baza_danych_zadanie1/premia_zad1.ods'#$Sheet1.A41:.B53];2;0)*[.F4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'file:///home/kl3ag1/gittest/bazy/baza_danych_zadanie1/premia_zad1.ods'#$Sheet1.A42:.B54];2;0)*[.F4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'file:///home/kl3ag1/gittest/bazy/baza_danych_zadanie1/premia_zad1.ods'#$Sheet1.A43:.B55];2;0)*[.F4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'file:///home/kl3ag1/gittest/bazy/baza_danych_zadanie1/premia_zad1.ods'#$Sheet1.A44:.B56];2;0)*[.F4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'file:///home/kl3ag1/gittest/bazy/baza_danych_zadanie1/premia_zad1.ods'#$Sheet1.A45:.B57];2;0)*[.F4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'file:///home/kl3ag1/gittest/bazy/baza_danych_zadanie1/premia_zad1.ods'#$Sheet1.A46:.B58];2;0)*[.F4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'file:///home/kl3ag1/gittest/bazy/baza_danych_zadanie1/premia_zad1.ods'#$Sheet1.A47:.B59];2;0)*[.F4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'file:///home/kl3ag1/gittest/bazy/baza_danych_zadanie1/premia_zad1.ods'#$Sheet1.A48:.B60];2;0)*[.F4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'file:///home/kl3ag1/gittest/bazy/baza_danych_zadanie1/premia_zad1.ods'#$Sheet1.A49:.B61];2;0)*[.F4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'file:///home/kl3ag1/gittest/bazy/baza_danych_zadanie1/premia_zad1.ods'#$Sheet1.A50:.B62];2;0)*[.F5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'file:///home/kl3ag1/gittest/bazy/baza_danych_zadanie1/premia_zad1.ods'#$Sheet1.A51:.B63];2;0)*[.F5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'file:///home/kl3ag1/gittest/bazy/baza_danych_zadanie1/premia_zad1.ods'#$Sheet1.A52:.B64];2;0)*[.F5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'file:///home/kl3ag1/gittest/bazy/baza_danych_zadanie1/premia_zad1.ods'#$Sheet1.A53:.B65];2;0)*[.F5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'file:///home/kl3ag1/gittest/bazy/baza_danych_zadanie1/premia_zad1.ods'#$Sheet1.A54:.B66];2;0)*[.F5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'file:///home/kl3ag1/gittest/bazy/baza_danych_zadanie1/premia_zad1.ods'#$Sheet1.A55:.B67];2;0)*[.F5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'file:///home/kl3ag1/gittest/bazy/baza_danych_zadanie1/premia_zad1.ods'#$Sheet1.A56:.B68];2;0)*[.F5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'file:///home/kl3ag1/gittest/bazy/baza_danych_zadanie1/premia_zad1.ods'#$Sheet1.A57:.B69];2;0)*[.F5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'file:///home/kl3ag1/gittest/bazy/baza_danych_zadanie1/premia_zad1.ods'#$Sheet1.A58:.B70];2;0)*[.F5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'file:///home/kl3ag1/gittest/bazy/baza_danych_zadanie1/premia_zad1.ods'#$Sheet1.A59:.B71];2;0)*[.F59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'file:///home/kl3ag1/gittest/bazy/baza_danych_zadanie1/premia_zad1.ods'#$Sheet1.A60:.B72];2;0)*[.F6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'file:///home/kl3ag1/gittest/bazy/baza_danych_zadanie1/premia_zad1.ods'#$Sheet1.A61:.B73];2;0)*[.F6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'file:///home/kl3ag1/gittest/bazy/baza_danych_zadanie1/premia_zad1.ods'#$Sheet1.A62:.B74];2;0)*[.F62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'file:///home/kl3ag1/gittest/bazy/baza_danych_zadanie1/premia_zad1.ods'#$Sheet1.A63:.B75];2;0)*[.F63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'file:///home/kl3ag1/gittest/bazy/baza_danych_zadanie1/premia_zad1.ods'#$Sheet1.A64:.B76];2;0)*[.F6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'file:///home/kl3ag1/gittest/bazy/baza_danych_zadanie1/premia_zad1.ods'#$Sheet1.A65:.B77];2;0)*[.F65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'file:///home/kl3ag1/gittest/bazy/baza_danych_zadanie1/premia_zad1.ods'#$Sheet1.A66:.B78];2;0)*[.F66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'file:///home/kl3ag1/gittest/bazy/baza_danych_zadanie1/premia_zad1.ods'#$Sheet1.A67:.B79];2;0)*[.F67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'file:///home/kl3ag1/gittest/bazy/baza_danych_zadanie1/premia_zad1.ods'#$Sheet1.A68:.B80];2;0)*[.F6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'file:///home/kl3ag1/gittest/bazy/baza_danych_zadanie1/premia_zad1.ods'#$Sheet1.A69:.B81];2;0)*[.F6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'file:///home/kl3ag1/gittest/bazy/baza_danych_zadanie1/premia_zad1.ods'#$Sheet1.A70:.B82];2;0)*[.F7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'file:///home/kl3ag1/gittest/bazy/baza_danych_zadanie1/premia_zad1.ods'#$Sheet1.A71:.B83];2;0)*[.F7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'file:///home/kl3ag1/gittest/bazy/baza_danych_zadanie1/premia_zad1.ods'#$Sheet1.A72:.B84];2;0)*[.F72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'file:///home/kl3ag1/gittest/bazy/baza_danych_zadanie1/premia_zad1.ods'#$Sheet1.A73:.B85];2;0)*[.F7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'file:///home/kl3ag1/gittest/bazy/baza_danych_zadanie1/premia_zad1.ods'#$Sheet1.A74:.B86];2;0)*[.F7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'file:///home/kl3ag1/gittest/bazy/baza_danych_zadanie1/premia_zad1.ods'#$Sheet1.A75:.B87];2;0)*[.F75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'file:///home/kl3ag1/gittest/bazy/baza_danych_zadanie1/premia_zad1.ods'#$Sheet1.A76:.B88];2;0)*[.F7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'file:///home/kl3ag1/gittest/bazy/baza_danych_zadanie1/premia_zad1.ods'#$Sheet1.A77:.B89];2;0)*[.F7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'file:///home/kl3ag1/gittest/bazy/baza_danych_zadanie1/premia_zad1.ods'#$Sheet1.A78:.B90];2;0)*[.F7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'file:///home/kl3ag1/gittest/bazy/baza_danych_zadanie1/premia_zad1.ods'#$Sheet1.A79:.B91];2;0)*[.F7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'file:///home/kl3ag1/gittest/bazy/baza_danych_zadanie1/premia_zad1.ods'#$Sheet1.A80:.B92];2;0)*[.F8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'file:///home/kl3ag1/gittest/bazy/baza_danych_zadanie1/premia_zad1.ods'#$Sheet1.A81:.B93];2;0)*[.F8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'file:///home/kl3ag1/gittest/bazy/baza_danych_zadanie1/premia_zad1.ods'#$Sheet1.A82:.B94];2;0)*[.F8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'file:///home/kl3ag1/gittest/bazy/baza_danych_zadanie1/premia_zad1.ods'#$Sheet1.A83:.B95];2;0)*[.F8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'file:///home/kl3ag1/gittest/bazy/baza_danych_zadanie1/premia_zad1.ods'#$Sheet1.A84:.B96];2;0)*[.F8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'file:///home/kl3ag1/gittest/bazy/baza_danych_zadanie1/premia_zad1.ods'#$Sheet1.A85:.B97];2;0)*[.F8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'file:///home/kl3ag1/gittest/bazy/baza_danych_zadanie1/premia_zad1.ods'#$Sheet1.A86:.B98];2;0)*[.F86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'file:///home/kl3ag1/gittest/bazy/baza_danych_zadanie1/premia_zad1.ods'#$Sheet1.A87:.B99];2;0)*[.F8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'file:///home/kl3ag1/gittest/bazy/baza_danych_zadanie1/premia_zad1.ods'#$Sheet1.A88:.B100];2;0)*[.F8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'file:///home/kl3ag1/gittest/bazy/baza_danych_zadanie1/premia_zad1.ods'#$Sheet1.A89:.B101];2;0)*[.F8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'file:///home/kl3ag1/gittest/bazy/baza_danych_zadanie1/premia_zad1.ods'#$Sheet1.A90:.B102];2;0)*[.F9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'file:///home/kl3ag1/gittest/bazy/baza_danych_zadanie1/premia_zad1.ods'#$Sheet1.A91:.B103];2;0)*[.F9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'file:///home/kl3ag1/gittest/bazy/baza_danych_zadanie1/premia_zad1.ods'#$Sheet1.A92:.B104];2;0)*[.F9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'file:///home/kl3ag1/gittest/bazy/baza_danych_zadanie1/premia_zad1.ods'#$Sheet1.A93:.B105];2;0)*[.F9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'file:///home/kl3ag1/gittest/bazy/baza_danych_zadanie1/premia_zad1.ods'#$Sheet1.A94:.B106];2;0)*[.F9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'file:///home/kl3ag1/gittest/bazy/baza_danych_zadanie1/premia_zad1.ods'#$Sheet1.A95:.B107];2;0)*[.F9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'file:///home/kl3ag1/gittest/bazy/baza_danych_zadanie1/premia_zad1.ods'#$Sheet1.A96:.B108];2;0)*[.F9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'file:///home/kl3ag1/gittest/bazy/baza_danych_zadanie1/premia_zad1.ods'#$Sheet1.A97:.B109];2;0)*[.F9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'file:///home/kl3ag1/gittest/bazy/baza_danych_zadanie1/premia_zad1.ods'#$Sheet1.A98:.B110];2;0)*[.F9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'file:///home/kl3ag1/gittest/bazy/baza_danych_zadanie1/premia_zad1.ods'#$Sheet1.A99:.B111];2;0)*[.F99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'file:///home/kl3ag1/gittest/bazy/baza_danych_zadanie1/premia_zad1.ods'#$Sheet1.A100:.B112];2;0)*[.F10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'file:///home/kl3ag1/gittest/bazy/baza_danych_zadanie1/premia_zad1.ods'#$Sheet1.A101:.B113];2;0)*[.F10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'file:///home/kl3ag1/gittest/bazy/baza_danych_zadanie1/premia_zad1.ods'#$Sheet1.A102:.B114];2;0)*[.F10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'file:///home/kl3ag1/gittest/bazy/baza_danych_zadanie1/premia_zad1.ods'#$Sheet1.A103:.B115];2;0)*[.F10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'file:///home/kl3ag1/gittest/bazy/baza_danych_zadanie1/premia_zad1.ods'#$Sheet1.A104:.B116];2;0)*[.F10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'file:///home/kl3ag1/gittest/bazy/baza_danych_zadanie1/premia_zad1.ods'#$Sheet1.A105:.B117];2;0)*[.F10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'file:///home/kl3ag1/gittest/bazy/baza_danych_zadanie1/premia_zad1.ods'#$Sheet1.A106:.B118];2;0)*[.F10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'file:///home/kl3ag1/gittest/bazy/baza_danych_zadanie1/premia_zad1.ods'#$Sheet1.A107:.B119];2;0)*[.F10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'file:///home/kl3ag1/gittest/bazy/baza_danych_zadanie1/premia_zad1.ods'#$Sheet1.A108:.B120];2;0)*[.F10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'file:///home/kl3ag1/gittest/bazy/baza_danych_zadanie1/premia_zad1.ods'#$Sheet1.A109:.B121];2;0)*[.F109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'file:///home/kl3ag1/gittest/bazy/baza_danych_zadanie1/premia_zad1.ods'#$Sheet1.A110:.B122];2;0)*[.F11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'file:///home/kl3ag1/gittest/bazy/baza_danych_zadanie1/premia_zad1.ods'#$Sheet1.A111:.B123];2;0)*[.F11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'file:///home/kl3ag1/gittest/bazy/baza_danych_zadanie1/premia_zad1.ods'#$Sheet1.A112:.B124];2;0)*[.F11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'file:///home/kl3ag1/gittest/bazy/baza_danych_zadanie1/premia_zad1.ods'#$Sheet1.A113:.B125];2;0)*[.F11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'file:///home/kl3ag1/gittest/bazy/baza_danych_zadanie1/premia_zad1.ods'#$Sheet1.A114:.B126];2;0)*[.F11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'file:///home/kl3ag1/gittest/bazy/baza_danych_zadanie1/premia_zad1.ods'#$Sheet1.A115:.B127];2;0)*[.F11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'file:///home/kl3ag1/gittest/bazy/baza_danych_zadanie1/premia_zad1.ods'#$Sheet1.A116:.B128];2;0)*[.F11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'file:///home/kl3ag1/gittest/bazy/baza_danych_zadanie1/premia_zad1.ods'#$Sheet1.A117:.B129];2;0)*[.F11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'file:///home/kl3ag1/gittest/bazy/baza_danych_zadanie1/premia_zad1.ods'#$Sheet1.A118:.B130];2;0)*[.F11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'file:///home/kl3ag1/gittest/bazy/baza_danych_zadanie1/premia_zad1.ods'#$Sheet1.A119:.B131];2;0)*[.F119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'file:///home/kl3ag1/gittest/bazy/baza_danych_zadanie1/premia_zad1.ods'#$Sheet1.A120:.B132];2;0)*[.F12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'file:///home/kl3ag1/gittest/bazy/baza_danych_zadanie1/premia_zad1.ods'#$Sheet1.A121:.B133];2;0)*[.F12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'file:///home/kl3ag1/gittest/bazy/baza_danych_zadanie1/premia_zad1.ods'#$Sheet1.A122:.B134];2;0)*[.F122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'file:///home/kl3ag1/gittest/bazy/baza_danych_zadanie1/premia_zad1.ods'#$Sheet1.A123:.B135];2;0)*[.F123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'file:///home/kl3ag1/gittest/bazy/baza_danych_zadanie1/premia_zad1.ods'#$Sheet1.A124:.B136];2;0)*[.F124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'file:///home/kl3ag1/gittest/bazy/baza_danych_zadanie1/premia_zad1.ods'#$Sheet1.A125:.B137];2;0)*[.F125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'file:///home/kl3ag1/gittest/bazy/baza_danych_zadanie1/premia_zad1.ods'#$Sheet1.A126:.B138];2;0)*[.F126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'file:///home/kl3ag1/gittest/bazy/baza_danych_zadanie1/premia_zad1.ods'#$Sheet1.A127:.B139];2;0)*[.F127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'file:///home/kl3ag1/gittest/bazy/baza_danych_zadanie1/premia_zad1.ods'#$Sheet1.A128:.B140];2;0)*[.F128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'file:///home/kl3ag1/gittest/bazy/baza_danych_zadanie1/premia_zad1.ods'#$Sheet1.A129:.B141];2;0)*[.F129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'file:///home/kl3ag1/gittest/bazy/baza_danych_zadanie1/premia_zad1.ods'#$Sheet1.A130:.B142];2;0)*[.F13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'file:///home/kl3ag1/gittest/bazy/baza_danych_zadanie1/premia_zad1.ods'#$Sheet1.A131:.B143];2;0)*[.F131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'file:///home/kl3ag1/gittest/bazy/baza_danych_zadanie1/premia_zad1.ods'#$Sheet1.A132:.B144];2;0)*[.F13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'file:///home/kl3ag1/gittest/bazy/baza_danych_zadanie1/premia_zad1.ods'#$Sheet1.A133:.B145];2;0)*[.F13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'file:///home/kl3ag1/gittest/bazy/baza_danych_zadanie1/premia_zad1.ods'#$Sheet1.A134:.B146];2;0)*[.F13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'file:///home/kl3ag1/gittest/bazy/baza_danych_zadanie1/premia_zad1.ods'#$Sheet1.A135:.B147];2;0)*[.F13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'file:///home/kl3ag1/gittest/bazy/baza_danych_zadanie1/premia_zad1.ods'#$Sheet1.A136:.B148];2;0)*[.F13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'file:///home/kl3ag1/gittest/bazy/baza_danych_zadanie1/premia_zad1.ods'#$Sheet1.A137:.B149];2;0)*[.F13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'file:///home/kl3ag1/gittest/bazy/baza_danych_zadanie1/premia_zad1.ods'#$Sheet1.A138:.B150];2;0)*[.F13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'file:///home/kl3ag1/gittest/bazy/baza_danych_zadanie1/premia_zad1.ods'#$Sheet1.A139:.B151];2;0)*[.F13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'file:///home/kl3ag1/gittest/bazy/baza_danych_zadanie1/premia_zad1.ods'#$Sheet1.A140:.B152];2;0)*[.F14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'file:///home/kl3ag1/gittest/bazy/baza_danych_zadanie1/premia_zad1.ods'#$Sheet1.A141:.B153];2;0)*[.F14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'file:///home/kl3ag1/gittest/bazy/baza_danych_zadanie1/premia_zad1.ods'#$Sheet1.A142:.B154];2;0)*[.F14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'file:///home/kl3ag1/gittest/bazy/baza_danych_zadanie1/premia_zad1.ods'#$Sheet1.A143:.B155];2;0)*[.F14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'file:///home/kl3ag1/gittest/bazy/baza_danych_zadanie1/premia_zad1.ods'#$Sheet1.A144:.B156];2;0)*[.F14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'file:///home/kl3ag1/gittest/bazy/baza_danych_zadanie1/premia_zad1.ods'#$Sheet1.A145:.B157];2;0)*[.F14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'file:///home/kl3ag1/gittest/bazy/baza_danych_zadanie1/premia_zad1.ods'#$Sheet1.A146:.B158];2;0)*[.F14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'file:///home/kl3ag1/gittest/bazy/baza_danych_zadanie1/premia_zad1.ods'#$Sheet1.A147:.B159];2;0)*[.F14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'file:///home/kl3ag1/gittest/bazy/baza_danych_zadanie1/premia_zad1.ods'#$Sheet1.A148:.B160];2;0)*[.F14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'file:///home/kl3ag1/gittest/bazy/baza_danych_zadanie1/premia_zad1.ods'#$Sheet1.A149:.B161];2;0)*[.F14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'file:///home/kl3ag1/gittest/bazy/baza_danych_zadanie1/premia_zad1.ods'#$Sheet1.A150:.B162];2;0)*[.F15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'file:///home/kl3ag1/gittest/bazy/baza_danych_zadanie1/premia_zad1.ods'#$Sheet1.A151:.B163];2;0)*[.F15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'file:///home/kl3ag1/gittest/bazy/baza_danych_zadanie1/premia_zad1.ods'#$Sheet1.A152:.B164];2;0)*[.F15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'file:///home/kl3ag1/gittest/bazy/baza_danych_zadanie1/premia_zad1.ods'#$Sheet1.A153:.B165];2;0)*[.F15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'file:///home/kl3ag1/gittest/bazy/baza_danych_zadanie1/premia_zad1.ods'#$Sheet1.A154:.B166];2;0)*[.F15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'file:///home/kl3ag1/gittest/bazy/baza_danych_zadanie1/premia_zad1.ods'#$Sheet1.A155:.B167];2;0)*[.F15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'file:///home/kl3ag1/gittest/bazy/baza_danych_zadanie1/premia_zad1.ods'#$Sheet1.A156:.B168];2;0)*[.F15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'file:///home/kl3ag1/gittest/bazy/baza_danych_zadanie1/premia_zad1.ods'#$Sheet1.A157:.B169];2;0)*[.F15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'file:///home/kl3ag1/gittest/bazy/baza_danych_zadanie1/premia_zad1.ods'#$Sheet1.A158:.B170];2;0)*[.F15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'file:///home/kl3ag1/gittest/bazy/baza_danych_zadanie1/premia_zad1.ods'#$Sheet1.A159:.B171];2;0)*[.F15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'file:///home/kl3ag1/gittest/bazy/baza_danych_zadanie1/premia_zad1.ods'#$Sheet1.A160:.B172];2;0)*[.F16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'file:///home/kl3ag1/gittest/bazy/baza_danych_zadanie1/premia_zad1.ods'#$Sheet1.A161:.B173];2;0)*[.F16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'file:///home/kl3ag1/gittest/bazy/baza_danych_zadanie1/premia_zad1.ods'#$Sheet1.A162:.B174];2;0)*[.F16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'file:///home/kl3ag1/gittest/bazy/baza_danych_zadanie1/premia_zad1.ods'#$Sheet1.A163:.B175];2;0)*[.F16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'file:///home/kl3ag1/gittest/bazy/baza_danych_zadanie1/premia_zad1.ods'#$Sheet1.A164:.B176];2;0)*[.F16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'file:///home/kl3ag1/gittest/bazy/baza_danych_zadanie1/premia_zad1.ods'#$Sheet1.A165:.B177];2;0)*[.F16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'file:///home/kl3ag1/gittest/bazy/baza_danych_zadanie1/premia_zad1.ods'#$Sheet1.A166:.B178];2;0)*[.F16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'file:///home/kl3ag1/gittest/bazy/baza_danych_zadanie1/premia_zad1.ods'#$Sheet1.A167:.B179];2;0)*[.F16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'file:///home/kl3ag1/gittest/bazy/baza_danych_zadanie1/premia_zad1.ods'#$Sheet1.A168:.B180];2;0)*[.F16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'file:///home/kl3ag1/gittest/bazy/baza_danych_zadanie1/premia_zad1.ods'#$Sheet1.A169:.B181];2;0)*[.F16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'file:///home/kl3ag1/gittest/bazy/baza_danych_zadanie1/premia_zad1.ods'#$Sheet1.A170:.B182];2;0)*[.F17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'file:///home/kl3ag1/gittest/bazy/baza_danych_zadanie1/premia_zad1.ods'#$Sheet1.A171:.B183];2;0)*[.F17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'file:///home/kl3ag1/gittest/bazy/baza_danych_zadanie1/premia_zad1.ods'#$Sheet1.A172:.B184];2;0)*[.F17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'file:///home/kl3ag1/gittest/bazy/baza_danych_zadanie1/premia_zad1.ods'#$Sheet1.A173:.B185];2;0)*[.F17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'file:///home/kl3ag1/gittest/bazy/baza_danych_zadanie1/premia_zad1.ods'#$Sheet1.A174:.B186];2;0)*[.F17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'file:///home/kl3ag1/gittest/bazy/baza_danych_zadanie1/premia_zad1.ods'#$Sheet1.A175:.B187];2;0)*[.F17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'file:///home/kl3ag1/gittest/bazy/baza_danych_zadanie1/premia_zad1.ods'#$Sheet1.A176:.B188];2;0)*[.F17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'file:///home/kl3ag1/gittest/bazy/baza_danych_zadanie1/premia_zad1.ods'#$Sheet1.A177:.B189];2;0)*[.F17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'file:///home/kl3ag1/gittest/bazy/baza_danych_zadanie1/premia_zad1.ods'#$Sheet1.A178:.B190];2;0)*[.F17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'file:///home/kl3ag1/gittest/bazy/baza_danych_zadanie1/premia_zad1.ods'#$Sheet1.A179:.B191];2;0)*[.F17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'file:///home/kl3ag1/gittest/bazy/baza_danych_zadanie1/premia_zad1.ods'#$Sheet1.A180:.B192];2;0)*[.F18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'file:///home/kl3ag1/gittest/bazy/baza_danych_zadanie1/premia_zad1.ods'#$Sheet1.A181:.B193];2;0)*[.F18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'file:///home/kl3ag1/gittest/bazy/baza_danych_zadanie1/premia_zad1.ods'#$Sheet1.A182:.B194];2;0)*[.F18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'file:///home/kl3ag1/gittest/bazy/baza_danych_zadanie1/premia_zad1.ods'#$Sheet1.A183:.B195];2;0)*[.F18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'file:///home/kl3ag1/gittest/bazy/baza_danych_zadanie1/premia_zad1.ods'#$Sheet1.A184:.B196];2;0)*[.F18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'file:///home/kl3ag1/gittest/bazy/baza_danych_zadanie1/premia_zad1.ods'#$Sheet1.A185:.B197];2;0)*[.F18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'file:///home/kl3ag1/gittest/bazy/baza_danych_zadanie1/premia_zad1.ods'#$Sheet1.A186:.B198];2;0)*[.F18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'file:///home/kl3ag1/gittest/bazy/baza_danych_zadanie1/premia_zad1.ods'#$Sheet1.A187:.B199];2;0)*[.F18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'file:///home/kl3ag1/gittest/bazy/baza_danych_zadanie1/premia_zad1.ods'#$Sheet1.A188:.B200];2;0)*[.F18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'file:///home/kl3ag1/gittest/bazy/baza_danych_zadanie1/premia_zad1.ods'#$Sheet1.A189:.B201];2;0)*[.F18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'file:///home/kl3ag1/gittest/bazy/baza_danych_zadanie1/premia_zad1.ods'#$Sheet1.A190:.B202];2;0)*[.F19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'file:///home/kl3ag1/gittest/bazy/baza_danych_zadanie1/premia_zad1.ods'#$Sheet1.A191:.B203];2;0)*[.F19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'file:///home/kl3ag1/gittest/bazy/baza_danych_zadanie1/premia_zad1.ods'#$Sheet1.A192:.B204];2;0)*[.F19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'file:///home/kl3ag1/gittest/bazy/baza_danych_zadanie1/premia_zad1.ods'#$Sheet1.A193:.B205];2;0)*[.F19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'file:///home/kl3ag1/gittest/bazy/baza_danych_zadanie1/premia_zad1.ods'#$Sheet1.A194:.B206];2;0)*[.F19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'file:///home/kl3ag1/gittest/bazy/baza_danych_zadanie1/premia_zad1.ods'#$Sheet1.A195:.B207];2;0)*[.F19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'file:///home/kl3ag1/gittest/bazy/baza_danych_zadanie1/premia_zad1.ods'#$Sheet1.A196:.B208];2;0)*[.F19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'file:///home/kl3ag1/gittest/bazy/baza_danych_zadanie1/premia_zad1.ods'#$Sheet1.A197:.B209];2;0)*[.F19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'file:///home/kl3ag1/gittest/bazy/baza_danych_zadanie1/premia_zad1.ods'#$Sheet1.A198:.B210];2;0)*[.F19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'file:///home/kl3ag1/gittest/bazy/baza_danych_zadanie1/premia_zad1.ods'#$Sheet1.A199:.B211];2;0)*[.F19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'file:///home/kl3ag1/gittest/bazy/baza_danych_zadanie1/premia_zad1.ods'#$Sheet1.A200:.B212];2;0)*[.F20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'file:///home/kl3ag1/gittest/bazy/baza_danych_zadanie1/premia_zad1.ods'#$Sheet1.A201:.B213];2;0)*[.F20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'file:///home/kl3ag1/gittest/bazy/baza_danych_zadanie1/premia_zad1.ods'#$Sheet1.A202:.B214];2;0)*[.F20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'file:///home/kl3ag1/gittest/bazy/baza_danych_zadanie1/premia_zad1.ods'#$Sheet1.A203:.B215];2;0)*[.F20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'file:///home/kl3ag1/gittest/bazy/baza_danych_zadanie1/premia_zad1.ods'#$Sheet1.A204:.B216];2;0)*[.F20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'file:///home/kl3ag1/gittest/bazy/baza_danych_zadanie1/premia_zad1.ods'#$Sheet1.A205:.B217];2;0)*[.F20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'file:///home/kl3ag1/gittest/bazy/baza_danych_zadanie1/premia_zad1.ods'#$Sheet1.A206:.B218];2;0)*[.F20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'file:///home/kl3ag1/gittest/bazy/baza_danych_zadanie1/premia_zad1.ods'#$Sheet1.A207:.B219];2;0)*[.F20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'file:///home/kl3ag1/gittest/bazy/baza_danych_zadanie1/premia_zad1.ods'#$Sheet1.A208:.B220];2;0)*[.F20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'file:///home/kl3ag1/gittest/bazy/baza_danych_zadanie1/premia_zad1.ods'#$Sheet1.A209:.B221];2;0)*[.F20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'file:///home/kl3ag1/gittest/bazy/baza_danych_zadanie1/premia_zad1.ods'#$Sheet1.A210:.B222];2;0)*[.F21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'file:///home/kl3ag1/gittest/bazy/baza_danych_zadanie1/premia_zad1.ods'#$Sheet1.A211:.B223];2;0)*[.F21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'file:///home/kl3ag1/gittest/bazy/baza_danych_zadanie1/premia_zad1.ods'#$Sheet1.A212:.B224];2;0)*[.F21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'file:///home/kl3ag1/gittest/bazy/baza_danych_zadanie1/premia_zad1.ods'#$Sheet1.A213:.B225];2;0)*[.F21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'file:///home/kl3ag1/gittest/bazy/baza_danych_zadanie1/premia_zad1.ods'#$Sheet1.A214:.B226];2;0)*[.F21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'file:///home/kl3ag1/gittest/bazy/baza_danych_zadanie1/premia_zad1.ods'#$Sheet1.A215:.B227];2;0)*[.F21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'file:///home/kl3ag1/gittest/bazy/baza_danych_zadanie1/premia_zad1.ods'#$Sheet1.A216:.B228];2;0)*[.F21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'file:///home/kl3ag1/gittest/bazy/baza_danych_zadanie1/premia_zad1.ods'#$Sheet1.A217:.B229];2;0)*[.F21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'file:///home/kl3ag1/gittest/bazy/baza_danych_zadanie1/premia_zad1.ods'#$Sheet1.A218:.B230];2;0)*[.F21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'file:///home/kl3ag1/gittest/bazy/baza_danych_zadanie1/premia_zad1.ods'#$Sheet1.A219:.B231];2;0)*[.F21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'file:///home/kl3ag1/gittest/bazy/baza_danych_zadanie1/premia_zad1.ods'#$Sheet1.A220:.B232];2;0)*[.F22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'file:///home/kl3ag1/gittest/bazy/baza_danych_zadanie1/premia_zad1.ods'#$Sheet1.A221:.B233];2;0)*[.F22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'file:///home/kl3ag1/gittest/bazy/baza_danych_zadanie1/premia_zad1.ods'#$Sheet1.A222:.B234];2;0)*[.F22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'file:///home/kl3ag1/gittest/bazy/baza_danych_zadanie1/premia_zad1.ods'#$Sheet1.A223:.B235];2;0)*[.F22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'file:///home/kl3ag1/gittest/bazy/baza_danych_zadanie1/premia_zad1.ods'#$Sheet1.A224:.B236];2;0)*[.F22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'file:///home/kl3ag1/gittest/bazy/baza_danych_zadanie1/premia_zad1.ods'#$Sheet1.A225:.B237];2;0)*[.F22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'file:///home/kl3ag1/gittest/bazy/baza_danych_zadanie1/premia_zad1.ods'#$Sheet1.A226:.B238];2;0)*[.F22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'file:///home/kl3ag1/gittest/bazy/baza_danych_zadanie1/premia_zad1.ods'#$Sheet1.A227:.B239];2;0)*[.F22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'file:///home/kl3ag1/gittest/bazy/baza_danych_zadanie1/premia_zad1.ods'#$Sheet1.A228:.B240];2;0)*[.F22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'file:///home/kl3ag1/gittest/bazy/baza_danych_zadanie1/premia_zad1.ods'#$Sheet1.A229:.B241];2;0)*[.F22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'file:///home/kl3ag1/gittest/bazy/baza_danych_zadanie1/premia_zad1.ods'#$Sheet1.A230:.B242];2;0)*[.F23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'file:///home/kl3ag1/gittest/bazy/baza_danych_zadanie1/premia_zad1.ods'#$Sheet1.A231:.B243];2;0)*[.F23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'file:///home/kl3ag1/gittest/bazy/baza_danych_zadanie1/premia_zad1.ods'#$Sheet1.A232:.B244];2;0)*[.F23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'file:///home/kl3ag1/gittest/bazy/baza_danych_zadanie1/premia_zad1.ods'#$Sheet1.A233:.B245];2;0)*[.F23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'file:///home/kl3ag1/gittest/bazy/baza_danych_zadanie1/premia_zad1.ods'#$Sheet1.A234:.B246];2;0)*[.F23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'file:///home/kl3ag1/gittest/bazy/baza_danych_zadanie1/premia_zad1.ods'#$Sheet1.A235:.B247];2;0)*[.F23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'file:///home/kl3ag1/gittest/bazy/baza_danych_zadanie1/premia_zad1.ods'#$Sheet1.A236:.B248];2;0)*[.F23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'file:///home/kl3ag1/gittest/bazy/baza_danych_zadanie1/premia_zad1.ods'#$Sheet1.A237:.B249];2;0)*[.F23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'file:///home/kl3ag1/gittest/bazy/baza_danych_zadanie1/premia_zad1.ods'#$Sheet1.A238:.B250];2;0)*[.F23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'file:///home/kl3ag1/gittest/bazy/baza_danych_zadanie1/premia_zad1.ods'#$Sheet1.A239:.B251];2;0)*[.F23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'file:///home/kl3ag1/gittest/bazy/baza_danych_zadanie1/premia_zad1.ods'#$Sheet1.A240:.B252];2;0)*[.F24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'file:///home/kl3ag1/gittest/bazy/baza_danych_zadanie1/premia_zad1.ods'#$Sheet1.A241:.B253];2;0)*[.F24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'file:///home/kl3ag1/gittest/bazy/baza_danych_zadanie1/premia_zad1.ods'#$Sheet1.A242:.B254];2;0)*[.F24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'file:///home/kl3ag1/gittest/bazy/baza_danych_zadanie1/premia_zad1.ods'#$Sheet1.A243:.B255];2;0)*[.F24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'file:///home/kl3ag1/gittest/bazy/baza_danych_zadanie1/premia_zad1.ods'#$Sheet1.A244:.B256];2;0)*[.F24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'file:///home/kl3ag1/gittest/bazy/baza_danych_zadanie1/premia_zad1.ods'#$Sheet1.A245:.B257];2;0)*[.F245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'file:///home/kl3ag1/gittest/bazy/baza_danych_zadanie1/premia_zad1.ods'#$Sheet1.A246:.B258];2;0)*[.F24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'file:///home/kl3ag1/gittest/bazy/baza_danych_zadanie1/premia_zad1.ods'#$Sheet1.A247:.B259];2;0)*[.F24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'file:///home/kl3ag1/gittest/bazy/baza_danych_zadanie1/premia_zad1.ods'#$Sheet1.A248:.B260];2;0)*[.F24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'file:///home/kl3ag1/gittest/bazy/baza_danych_zadanie1/premia_zad1.ods'#$Sheet1.A249:.B261];2;0)*[.F24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'file:///home/kl3ag1/gittest/bazy/baza_danych_zadanie1/premia_zad1.ods'#$Sheet1.A250:.B262];2;0)*[.F25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'file:///home/kl3ag1/gittest/bazy/baza_danych_zadanie1/premia_zad1.ods'#$Sheet1.A251:.B263];2;0)*[.F25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'file:///home/kl3ag1/gittest/bazy/baza_danych_zadanie1/premia_zad1.ods'#$Sheet1.A252:.B264];2;0)*[.F25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'file:///home/kl3ag1/gittest/bazy/baza_danych_zadanie1/premia_zad1.ods'#$Sheet1.A253:.B265];2;0)*[.F25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'file:///home/kl3ag1/gittest/bazy/baza_danych_zadanie1/premia_zad1.ods'#$Sheet1.A254:.B266];2;0)*[.F25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'file:///home/kl3ag1/gittest/bazy/baza_danych_zadanie1/premia_zad1.ods'#$Sheet1.A255:.B267];2;0)*[.F25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'file:///home/kl3ag1/gittest/bazy/baza_danych_zadanie1/premia_zad1.ods'#$Sheet1.A256:.B268];2;0)*[.F25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'file:///home/kl3ag1/gittest/bazy/baza_danych_zadanie1/premia_zad1.ods'#$Sheet1.A257:.B269];2;0)*[.F25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'file:///home/kl3ag1/gittest/bazy/baza_danych_zadanie1/premia_zad1.ods'#$Sheet1.A258:.B270];2;0)*[.F25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'file:///home/kl3ag1/gittest/bazy/baza_danych_zadanie1/premia_zad1.ods'#$Sheet1.A259:.B271];2;0)*[.F25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'file:///home/kl3ag1/gittest/bazy/baza_danych_zadanie1/premia_zad1.ods'#$Sheet1.A260:.B272];2;0)*[.F26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'file:///home/kl3ag1/gittest/bazy/baza_danych_zadanie1/premia_zad1.ods'#$Sheet1.A261:.B273];2;0)*[.F26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'file:///home/kl3ag1/gittest/bazy/baza_danych_zadanie1/premia_zad1.ods'#$Sheet1.A262:.B274];2;0)*[.F26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'file:///home/kl3ag1/gittest/bazy/baza_danych_zadanie1/premia_zad1.ods'#$Sheet1.A263:.B275];2;0)*[.F26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'file:///home/kl3ag1/gittest/bazy/baza_danych_zadanie1/premia_zad1.ods'#$Sheet1.A264:.B276];2;0)*[.F26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'file:///home/kl3ag1/gittest/bazy/baza_danych_zadanie1/premia_zad1.ods'#$Sheet1.A265:.B277];2;0)*[.F26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'file:///home/kl3ag1/gittest/bazy/baza_danych_zadanie1/premia_zad1.ods'#$Sheet1.A266:.B278];2;0)*[.F26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'file:///home/kl3ag1/gittest/bazy/baza_danych_zadanie1/premia_zad1.ods'#$Sheet1.A267:.B279];2;0)*[.F26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'file:///home/kl3ag1/gittest/bazy/baza_danych_zadanie1/premia_zad1.ods'#$Sheet1.A268:.B280];2;0)*[.F26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'file:///home/kl3ag1/gittest/bazy/baza_danych_zadanie1/premia_zad1.ods'#$Sheet1.A269:.B281];2;0)*[.F26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'file:///home/kl3ag1/gittest/bazy/baza_danych_zadanie1/premia_zad1.ods'#$Sheet1.A270:.B282];2;0)*[.F27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'file:///home/kl3ag1/gittest/bazy/baza_danych_zadanie1/premia_zad1.ods'#$Sheet1.A271:.B283];2;0)*[.F271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'file:///home/kl3ag1/gittest/bazy/baza_danych_zadanie1/premia_zad1.ods'#$Sheet1.A272:.B284];2;0)*[.F27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'file:///home/kl3ag1/gittest/bazy/baza_danych_zadanie1/premia_zad1.ods'#$Sheet1.A273:.B285];2;0)*[.F27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'file:///home/kl3ag1/gittest/bazy/baza_danych_zadanie1/premia_zad1.ods'#$Sheet1.A274:.B286];2;0)*[.F27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'file:///home/kl3ag1/gittest/bazy/baza_danych_zadanie1/premia_zad1.ods'#$Sheet1.A275:.B287];2;0)*[.F27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'file:///home/kl3ag1/gittest/bazy/baza_danych_zadanie1/premia_zad1.ods'#$Sheet1.A276:.B288];2;0)*[.F27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'file:///home/kl3ag1/gittest/bazy/baza_danych_zadanie1/premia_zad1.ods'#$Sheet1.A277:.B289];2;0)*[.F27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'file:///home/kl3ag1/gittest/bazy/baza_danych_zadanie1/premia_zad1.ods'#$Sheet1.A278:.B290];2;0)*[.F27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'file:///home/kl3ag1/gittest/bazy/baza_danych_zadanie1/premia_zad1.ods'#$Sheet1.A279:.B291];2;0)*[.F27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'file:///home/kl3ag1/gittest/bazy/baza_danych_zadanie1/premia_zad1.ods'#$Sheet1.A280:.B292];2;0)*[.F28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'file:///home/kl3ag1/gittest/bazy/baza_danych_zadanie1/premia_zad1.ods'#$Sheet1.A281:.B293];2;0)*[.F28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'file:///home/kl3ag1/gittest/bazy/baza_danych_zadanie1/premia_zad1.ods'#$Sheet1.A282:.B294];2;0)*[.F28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'file:///home/kl3ag1/gittest/bazy/baza_danych_zadanie1/premia_zad1.ods'#$Sheet1.A283:.B295];2;0)*[.F28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'file:///home/kl3ag1/gittest/bazy/baza_danych_zadanie1/premia_zad1.ods'#$Sheet1.A284:.B296];2;0)*[.F28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'file:///home/kl3ag1/gittest/bazy/baza_danych_zadanie1/premia_zad1.ods'#$Sheet1.A285:.B297];2;0)*[.F28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'file:///home/kl3ag1/gittest/bazy/baza_danych_zadanie1/premia_zad1.ods'#$Sheet1.A286:.B298];2;0)*[.F28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'file:///home/kl3ag1/gittest/bazy/baza_danych_zadanie1/premia_zad1.ods'#$Sheet1.A287:.B299];2;0)*[.F28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'file:///home/kl3ag1/gittest/bazy/baza_danych_zadanie1/premia_zad1.ods'#$Sheet1.A288:.B300];2;0)*[.F28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'file:///home/kl3ag1/gittest/bazy/baza_danych_zadanie1/premia_zad1.ods'#$Sheet1.A289:.B301];2;0)*[.F28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'file:///home/kl3ag1/gittest/bazy/baza_danych_zadanie1/premia_zad1.ods'#$Sheet1.A290:.B302];2;0)*[.F29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'file:///home/kl3ag1/gittest/bazy/baza_danych_zadanie1/premia_zad1.ods'#$Sheet1.A291:.B303];2;0)*[.F29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'file:///home/kl3ag1/gittest/bazy/baza_danych_zadanie1/premia_zad1.ods'#$Sheet1.A292:.B304];2;0)*[.F292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'file:///home/kl3ag1/gittest/bazy/baza_danych_zadanie1/premia_zad1.ods'#$Sheet1.A293:.B305];2;0)*[.F293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'file:///home/kl3ag1/gittest/bazy/baza_danych_zadanie1/premia_zad1.ods'#$Sheet1.A294:.B306];2;0)*[.F294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'file:///home/kl3ag1/gittest/bazy/baza_danych_zadanie1/premia_zad1.ods'#$Sheet1.A295:.B307];2;0)*[.F29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'file:///home/kl3ag1/gittest/bazy/baza_danych_zadanie1/premia_zad1.ods'#$Sheet1.A296:.B308];2;0)*[.F29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'file:///home/kl3ag1/gittest/bazy/baza_danych_zadanie1/premia_zad1.ods'#$Sheet1.A297:.B309];2;0)*[.F29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'file:///home/kl3ag1/gittest/bazy/baza_danych_zadanie1/premia_zad1.ods'#$Sheet1.A298:.B310];2;0)*[.F29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'file:///home/kl3ag1/gittest/bazy/baza_danych_zadanie1/premia_zad1.ods'#$Sheet1.A299:.B311];2;0)*[.F29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'file:///home/kl3ag1/gittest/bazy/baza_danych_zadanie1/premia_zad1.ods'#$Sheet1.A300:.B312];2;0)*[.F30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'file:///home/kl3ag1/gittest/bazy/baza_danych_zadanie1/premia_zad1.ods'#$Sheet1.A301:.B313];2;0)*[.F30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'file:///home/kl3ag1/gittest/bazy/baza_danych_zadanie1/premia_zad1.ods'#$Sheet1.A302:.B314];2;0)*[.F30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'file:///home/kl3ag1/gittest/bazy/baza_danych_zadanie1/premia_zad1.ods'#$Sheet1.A303:.B315];2;0)*[.F30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'file:///home/kl3ag1/gittest/bazy/baza_danych_zadanie1/premia_zad1.ods'#$Sheet1.A304:.B316];2;0)*[.F30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'file:///home/kl3ag1/gittest/bazy/baza_danych_zadanie1/premia_zad1.ods'#$Sheet1.A305:.B317];2;0)*[.F30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'file:///home/kl3ag1/gittest/bazy/baza_danych_zadanie1/premia_zad1.ods'#$Sheet1.A306:.B318];2;0)*[.F30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'file:///home/kl3ag1/gittest/bazy/baza_danych_zadanie1/premia_zad1.ods'#$Sheet1.A307:.B319];2;0)*[.F30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'file:///home/kl3ag1/gittest/bazy/baza_danych_zadanie1/premia_zad1.ods'#$Sheet1.A308:.B320];2;0)*[.F30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'file:///home/kl3ag1/gittest/bazy/baza_danych_zadanie1/premia_zad1.ods'#$Sheet1.A309:.B321];2;0)*[.F30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'file:///home/kl3ag1/gittest/bazy/baza_danych_zadanie1/premia_zad1.ods'#$Sheet1.A310:.B322];2;0)*[.F31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'file:///home/kl3ag1/gittest/bazy/baza_danych_zadanie1/premia_zad1.ods'#$Sheet1.A311:.B323];2;0)*[.F31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'file:///home/kl3ag1/gittest/bazy/baza_danych_zadanie1/premia_zad1.ods'#$Sheet1.A312:.B324];2;0)*[.F31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'file:///home/kl3ag1/gittest/bazy/baza_danych_zadanie1/premia_zad1.ods'#$Sheet1.A313:.B325];2;0)*[.F31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'file:///home/kl3ag1/gittest/bazy/baza_danych_zadanie1/premia_zad1.ods'#$Sheet1.A314:.B326];2;0)*[.F31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'file:///home/kl3ag1/gittest/bazy/baza_danych_zadanie1/premia_zad1.ods'#$Sheet1.A315:.B327];2;0)*[.F31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'file:///home/kl3ag1/gittest/bazy/baza_danych_zadanie1/premia_zad1.ods'#$Sheet1.A316:.B328];2;0)*[.F31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'file:///home/kl3ag1/gittest/bazy/baza_danych_zadanie1/premia_zad1.ods'#$Sheet1.A317:.B329];2;0)*[.F31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'file:///home/kl3ag1/gittest/bazy/baza_danych_zadanie1/premia_zad1.ods'#$Sheet1.A318:.B330];2;0)*[.F31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'file:///home/kl3ag1/gittest/bazy/baza_danych_zadanie1/premia_zad1.ods'#$Sheet1.A319:.B331];2;0)*[.F31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'file:///home/kl3ag1/gittest/bazy/baza_danych_zadanie1/premia_zad1.ods'#$Sheet1.A320:.B332];2;0)*[.F32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'file:///home/kl3ag1/gittest/bazy/baza_danych_zadanie1/premia_zad1.ods'#$Sheet1.A321:.B333];2;0)*[.F32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'file:///home/kl3ag1/gittest/bazy/baza_danych_zadanie1/premia_zad1.ods'#$Sheet1.A322:.B334];2;0)*[.F32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'file:///home/kl3ag1/gittest/bazy/baza_danych_zadanie1/premia_zad1.ods'#$Sheet1.A323:.B335];2;0)*[.F32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'file:///home/kl3ag1/gittest/bazy/baza_danych_zadanie1/premia_zad1.ods'#$Sheet1.A324:.B336];2;0)*[.F32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'file:///home/kl3ag1/gittest/bazy/baza_danych_zadanie1/premia_zad1.ods'#$Sheet1.A325:.B337];2;0)*[.F32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'file:///home/kl3ag1/gittest/bazy/baza_danych_zadanie1/premia_zad1.ods'#$Sheet1.A326:.B338];2;0)*[.F32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'file:///home/kl3ag1/gittest/bazy/baza_danych_zadanie1/premia_zad1.ods'#$Sheet1.A327:.B339];2;0)*[.F32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'file:///home/kl3ag1/gittest/bazy/baza_danych_zadanie1/premia_zad1.ods'#$Sheet1.A328:.B340];2;0)*[.F32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'file:///home/kl3ag1/gittest/bazy/baza_danych_zadanie1/premia_zad1.ods'#$Sheet1.A329:.B341];2;0)*[.F32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'file:///home/kl3ag1/gittest/bazy/baza_danych_zadanie1/premia_zad1.ods'#$Sheet1.A330:.B342];2;0)*[.F33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'file:///home/kl3ag1/gittest/bazy/baza_danych_zadanie1/premia_zad1.ods'#$Sheet1.A331:.B343];2;0)*[.F33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'file:///home/kl3ag1/gittest/bazy/baza_danych_zadanie1/premia_zad1.ods'#$Sheet1.A332:.B344];2;0)*[.F33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'file:///home/kl3ag1/gittest/bazy/baza_danych_zadanie1/premia_zad1.ods'#$Sheet1.A333:.B345];2;0)*[.F33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'file:///home/kl3ag1/gittest/bazy/baza_danych_zadanie1/premia_zad1.ods'#$Sheet1.A334:.B346];2;0)*[.F33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'file:///home/kl3ag1/gittest/bazy/baza_danych_zadanie1/premia_zad1.ods'#$Sheet1.A335:.B347];2;0)*[.F33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'file:///home/kl3ag1/gittest/bazy/baza_danych_zadanie1/premia_zad1.ods'#$Sheet1.A336:.B348];2;0)*[.F33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'file:///home/kl3ag1/gittest/bazy/baza_danych_zadanie1/premia_zad1.ods'#$Sheet1.A337:.B349];2;0)*[.F33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'file:///home/kl3ag1/gittest/bazy/baza_danych_zadanie1/premia_zad1.ods'#$Sheet1.A338:.B350];2;0)*[.F33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'file:///home/kl3ag1/gittest/bazy/baza_danych_zadanie1/premia_zad1.ods'#$Sheet1.A339:.B351];2;0)*[.F33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'file:///home/kl3ag1/gittest/bazy/baza_danych_zadanie1/premia_zad1.ods'#$Sheet1.A340:.B352];2;0)*[.F34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'file:///home/kl3ag1/gittest/bazy/baza_danych_zadanie1/premia_zad1.ods'#$Sheet1.A341:.B353];2;0)*[.F341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'file:///home/kl3ag1/gittest/bazy/baza_danych_zadanie1/premia_zad1.ods'#$Sheet1.A342:.B354];2;0)*[.F34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'file:///home/kl3ag1/gittest/bazy/baza_danych_zadanie1/premia_zad1.ods'#$Sheet1.A343:.B355];2;0)*[.F34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'file:///home/kl3ag1/gittest/bazy/baza_danych_zadanie1/premia_zad1.ods'#$Sheet1.A344:.B356];2;0)*[.F34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'file:///home/kl3ag1/gittest/bazy/baza_danych_zadanie1/premia_zad1.ods'#$Sheet1.A345:.B357];2;0)*[.F34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'file:///home/kl3ag1/gittest/bazy/baza_danych_zadanie1/premia_zad1.ods'#$Sheet1.A346:.B358];2;0)*[.F34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'file:///home/kl3ag1/gittest/bazy/baza_danych_zadanie1/premia_zad1.ods'#$Sheet1.A347:.B359];2;0)*[.F34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'file:///home/kl3ag1/gittest/bazy/baza_danych_zadanie1/premia_zad1.ods'#$Sheet1.A348:.B360];2;0)*[.F34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'file:///home/kl3ag1/gittest/bazy/baza_danych_zadanie1/premia_zad1.ods'#$Sheet1.A349:.B361];2;0)*[.F34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'file:///home/kl3ag1/gittest/bazy/baza_danych_zadanie1/premia_zad1.ods'#$Sheet1.A350:.B362];2;0)*[.F35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'file:///home/kl3ag1/gittest/bazy/baza_danych_zadanie1/premia_zad1.ods'#$Sheet1.A351:.B363];2;0)*[.F35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'file:///home/kl3ag1/gittest/bazy/baza_danych_zadanie1/premia_zad1.ods'#$Sheet1.A352:.B364];2;0)*[.F352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'file:///home/kl3ag1/gittest/bazy/baza_danych_zadanie1/premia_zad1.ods'#$Sheet1.A353:.B365];2;0)*[.F353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'file:///home/kl3ag1/gittest/bazy/baza_danych_zadanie1/premia_zad1.ods'#$Sheet1.A354:.B366];2;0)*[.F35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'file:///home/kl3ag1/gittest/bazy/baza_danych_zadanie1/premia_zad1.ods'#$Sheet1.A355:.B367];2;0)*[.F35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'file:///home/kl3ag1/gittest/bazy/baza_danych_zadanie1/premia_zad1.ods'#$Sheet1.A356:.B368];2;0)*[.F35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'file:///home/kl3ag1/gittest/bazy/baza_danych_zadanie1/premia_zad1.ods'#$Sheet1.A357:.B369];2;0)*[.F35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'file:///home/kl3ag1/gittest/bazy/baza_danych_zadanie1/premia_zad1.ods'#$Sheet1.A358:.B370];2;0)*[.F35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'file:///home/kl3ag1/gittest/bazy/baza_danych_zadanie1/premia_zad1.ods'#$Sheet1.A359:.B371];2;0)*[.F35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'file:///home/kl3ag1/gittest/bazy/baza_danych_zadanie1/premia_zad1.ods'#$Sheet1.A360:.B372];2;0)*[.F36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'file:///home/kl3ag1/gittest/bazy/baza_danych_zadanie1/premia_zad1.ods'#$Sheet1.A361:.B373];2;0)*[.F36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'file:///home/kl3ag1/gittest/bazy/baza_danych_zadanie1/premia_zad1.ods'#$Sheet1.A362:.B374];2;0)*[.F36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'file:///home/kl3ag1/gittest/bazy/baza_danych_zadanie1/premia_zad1.ods'#$Sheet1.A363:.B375];2;0)*[.F36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'file:///home/kl3ag1/gittest/bazy/baza_danych_zadanie1/premia_zad1.ods'#$Sheet1.A364:.B376];2;0)*[.F36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'file:///home/kl3ag1/gittest/bazy/baza_danych_zadanie1/premia_zad1.ods'#$Sheet1.A365:.B377];2;0)*[.F36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'file:///home/kl3ag1/gittest/bazy/baza_danych_zadanie1/premia_zad1.ods'#$Sheet1.A366:.B378];2;0)*[.F36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'file:///home/kl3ag1/gittest/bazy/baza_danych_zadanie1/premia_zad1.ods'#$Sheet1.A367:.B379];2;0)*[.F36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'file:///home/kl3ag1/gittest/bazy/baza_danych_zadanie1/premia_zad1.ods'#$Sheet1.A368:.B380];2;0)*[.F36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'file:///home/kl3ag1/gittest/bazy/baza_danych_zadanie1/premia_zad1.ods'#$Sheet1.A369:.B381];2;0)*[.F36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'file:///home/kl3ag1/gittest/bazy/baza_danych_zadanie1/premia_zad1.ods'#$Sheet1.A370:.B382];2;0)*[.F37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'file:///home/kl3ag1/gittest/bazy/baza_danych_zadanie1/premia_zad1.ods'#$Sheet1.A371:.B383];2;0)*[.F37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'file:///home/kl3ag1/gittest/bazy/baza_danych_zadanie1/premia_zad1.ods'#$Sheet1.A372:.B384];2;0)*[.F37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'file:///home/kl3ag1/gittest/bazy/baza_danych_zadanie1/premia_zad1.ods'#$Sheet1.A373:.B385];2;0)*[.F37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'file:///home/kl3ag1/gittest/bazy/baza_danych_zadanie1/premia_zad1.ods'#$Sheet1.A374:.B386];2;0)*[.F37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'file:///home/kl3ag1/gittest/bazy/baza_danych_zadanie1/premia_zad1.ods'#$Sheet1.A375:.B387];2;0)*[.F37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'file:///home/kl3ag1/gittest/bazy/baza_danych_zadanie1/premia_zad1.ods'#$Sheet1.A376:.B388];2;0)*[.F37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'file:///home/kl3ag1/gittest/bazy/baza_danych_zadanie1/premia_zad1.ods'#$Sheet1.A377:.B389];2;0)*[.F37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'file:///home/kl3ag1/gittest/bazy/baza_danych_zadanie1/premia_zad1.ods'#$Sheet1.A378:.B390];2;0)*[.F37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'file:///home/kl3ag1/gittest/bazy/baza_danych_zadanie1/premia_zad1.ods'#$Sheet1.A379:.B391];2;0)*[.F37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'file:///home/kl3ag1/gittest/bazy/baza_danych_zadanie1/premia_zad1.ods'#$Sheet1.A380:.B392];2;0)*[.F38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'file:///home/kl3ag1/gittest/bazy/baza_danych_zadanie1/premia_zad1.ods'#$Sheet1.A381:.B393];2;0)*[.F38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'file:///home/kl3ag1/gittest/bazy/baza_danych_zadanie1/premia_zad1.ods'#$Sheet1.A382:.B394];2;0)*[.F38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'file:///home/kl3ag1/gittest/bazy/baza_danych_zadanie1/premia_zad1.ods'#$Sheet1.A383:.B395];2;0)*[.F38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'file:///home/kl3ag1/gittest/bazy/baza_danych_zadanie1/premia_zad1.ods'#$Sheet1.A384:.B396];2;0)*[.F38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'file:///home/kl3ag1/gittest/bazy/baza_danych_zadanie1/premia_zad1.ods'#$Sheet1.A385:.B397];2;0)*[.F38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'file:///home/kl3ag1/gittest/bazy/baza_danych_zadanie1/premia_zad1.ods'#$Sheet1.A386:.B398];2;0)*[.F38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'file:///home/kl3ag1/gittest/bazy/baza_danych_zadanie1/premia_zad1.ods'#$Sheet1.A387:.B399];2;0)*[.F38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'file:///home/kl3ag1/gittest/bazy/baza_danych_zadanie1/premia_zad1.ods'#$Sheet1.A388:.B400];2;0)*[.F38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'file:///home/kl3ag1/gittest/bazy/baza_danych_zadanie1/premia_zad1.ods'#$Sheet1.A389:.B401];2;0)*[.F38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'file:///home/kl3ag1/gittest/bazy/baza_danych_zadanie1/premia_zad1.ods'#$Sheet1.A390:.B402];2;0)*[.F39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'file:///home/kl3ag1/gittest/bazy/baza_danych_zadanie1/premia_zad1.ods'#$Sheet1.A391:.B403];2;0)*[.F39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'file:///home/kl3ag1/gittest/bazy/baza_danych_zadanie1/premia_zad1.ods'#$Sheet1.A392:.B404];2;0)*[.F39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'file:///home/kl3ag1/gittest/bazy/baza_danych_zadanie1/premia_zad1.ods'#$Sheet1.A393:.B405];2;0)*[.F39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'file:///home/kl3ag1/gittest/bazy/baza_danych_zadanie1/premia_zad1.ods'#$Sheet1.A394:.B406];2;0)*[.F39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'file:///home/kl3ag1/gittest/bazy/baza_danych_zadanie1/premia_zad1.ods'#$Sheet1.A395:.B407];2;0)*[.F39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'file:///home/kl3ag1/gittest/bazy/baza_danych_zadanie1/premia_zad1.ods'#$Sheet1.A396:.B408];2;0)*[.F39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'file:///home/kl3ag1/gittest/bazy/baza_danych_zadanie1/premia_zad1.ods'#$Sheet1.A397:.B409];2;0)*[.F39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'file:///home/kl3ag1/gittest/bazy/baza_danych_zadanie1/premia_zad1.ods'#$Sheet1.A398:.B410];2;0)*[.F39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'file:///home/kl3ag1/gittest/bazy/baza_danych_zadanie1/premia_zad1.ods'#$Sheet1.A399:.B411];2;0)*[.F39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'file:///home/kl3ag1/gittest/bazy/baza_danych_zadanie1/premia_zad1.ods'#$Sheet1.A400:.B412];2;0)*[.F40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'file:///home/kl3ag1/gittest/bazy/baza_danych_zadanie1/premia_zad1.ods'#$Sheet1.A401:.B413];2;0)*[.F401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'file:///home/kl3ag1/gittest/bazy/baza_danych_zadanie1/premia_zad1.ods'#$Sheet1.A402:.B414];2;0)*[.F40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'file:///home/kl3ag1/gittest/bazy/baza_danych_zadanie1/premia_zad1.ods'#$Sheet1.A403:.B415];2;0)*[.F40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'file:///home/kl3ag1/gittest/bazy/baza_danych_zadanie1/premia_zad1.ods'#$Sheet1.A404:.B416];2;0)*[.F40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'file:///home/kl3ag1/gittest/bazy/baza_danych_zadanie1/premia_zad1.ods'#$Sheet1.A405:.B417];2;0)*[.F40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'file:///home/kl3ag1/gittest/bazy/baza_danych_zadanie1/premia_zad1.ods'#$Sheet1.A406:.B418];2;0)*[.F40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'file:///home/kl3ag1/gittest/bazy/baza_danych_zadanie1/premia_zad1.ods'#$Sheet1.A407:.B419];2;0)*[.F40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'file:///home/kl3ag1/gittest/bazy/baza_danych_zadanie1/premia_zad1.ods'#$Sheet1.A408:.B420];2;0)*[.F40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'file:///home/kl3ag1/gittest/bazy/baza_danych_zadanie1/premia_zad1.ods'#$Sheet1.A409:.B421];2;0)*[.F40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'file:///home/kl3ag1/gittest/bazy/baza_danych_zadanie1/premia_zad1.ods'#$Sheet1.A410:.B422];2;0)*[.F41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'file:///home/kl3ag1/gittest/bazy/baza_danych_zadanie1/premia_zad1.ods'#$Sheet1.A411:.B423];2;0)*[.F41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'file:///home/kl3ag1/gittest/bazy/baza_danych_zadanie1/premia_zad1.ods'#$Sheet1.A412:.B424];2;0)*[.F41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'file:///home/kl3ag1/gittest/bazy/baza_danych_zadanie1/premia_zad1.ods'#$Sheet1.A413:.B425];2;0)*[.F41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'file:///home/kl3ag1/gittest/bazy/baza_danych_zadanie1/premia_zad1.ods'#$Sheet1.A414:.B426];2;0)*[.F41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'file:///home/kl3ag1/gittest/bazy/baza_danych_zadanie1/premia_zad1.ods'#$Sheet1.A415:.B427];2;0)*[.F41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'file:///home/kl3ag1/gittest/bazy/baza_danych_zadanie1/premia_zad1.ods'#$Sheet1.A416:.B428];2;0)*[.F41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'file:///home/kl3ag1/gittest/bazy/baza_danych_zadanie1/premia_zad1.ods'#$Sheet1.A417:.B429];2;0)*[.F41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'file:///home/kl3ag1/gittest/bazy/baza_danych_zadanie1/premia_zad1.ods'#$Sheet1.A418:.B430];2;0)*[.F41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'file:///home/kl3ag1/gittest/bazy/baza_danych_zadanie1/premia_zad1.ods'#$Sheet1.A419:.B431];2;0)*[.F41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'file:///home/kl3ag1/gittest/bazy/baza_danych_zadanie1/premia_zad1.ods'#$Sheet1.A420:.B432];2;0)*[.F42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'file:///home/kl3ag1/gittest/bazy/baza_danych_zadanie1/premia_zad1.ods'#$Sheet1.A421:.B433];2;0)*[.F42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'file:///home/kl3ag1/gittest/bazy/baza_danych_zadanie1/premia_zad1.ods'#$Sheet1.A422:.B434];2;0)*[.F42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'file:///home/kl3ag1/gittest/bazy/baza_danych_zadanie1/premia_zad1.ods'#$Sheet1.A423:.B435];2;0)*[.F42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'file:///home/kl3ag1/gittest/bazy/baza_danych_zadanie1/premia_zad1.ods'#$Sheet1.A424:.B436];2;0)*[.F42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'file:///home/kl3ag1/gittest/bazy/baza_danych_zadanie1/premia_zad1.ods'#$Sheet1.A425:.B437];2;0)*[.F42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'file:///home/kl3ag1/gittest/bazy/baza_danych_zadanie1/premia_zad1.ods'#$Sheet1.A426:.B438];2;0)*[.F42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'file:///home/kl3ag1/gittest/bazy/baza_danych_zadanie1/premia_zad1.ods'#$Sheet1.A427:.B439];2;0)*[.F42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'file:///home/kl3ag1/gittest/bazy/baza_danych_zadanie1/premia_zad1.ods'#$Sheet1.A428:.B440];2;0)*[.F42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'file:///home/kl3ag1/gittest/bazy/baza_danych_zadanie1/premia_zad1.ods'#$Sheet1.A429:.B441];2;0)*[.F42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'file:///home/kl3ag1/gittest/bazy/baza_danych_zadanie1/premia_zad1.ods'#$Sheet1.A430:.B442];2;0)*[.F43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'file:///home/kl3ag1/gittest/bazy/baza_danych_zadanie1/premia_zad1.ods'#$Sheet1.A431:.B443];2;0)*[.F43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'file:///home/kl3ag1/gittest/bazy/baza_danych_zadanie1/premia_zad1.ods'#$Sheet1.A432:.B444];2;0)*[.F43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'file:///home/kl3ag1/gittest/bazy/baza_danych_zadanie1/premia_zad1.ods'#$Sheet1.A433:.B445];2;0)*[.F43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'file:///home/kl3ag1/gittest/bazy/baza_danych_zadanie1/premia_zad1.ods'#$Sheet1.A434:.B446];2;0)*[.F43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'file:///home/kl3ag1/gittest/bazy/baza_danych_zadanie1/premia_zad1.ods'#$Sheet1.A435:.B447];2;0)*[.F43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'file:///home/kl3ag1/gittest/bazy/baza_danych_zadanie1/premia_zad1.ods'#$Sheet1.A436:.B448];2;0)*[.F43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'file:///home/kl3ag1/gittest/bazy/baza_danych_zadanie1/premia_zad1.ods'#$Sheet1.A437:.B449];2;0)*[.F43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'file:///home/kl3ag1/gittest/bazy/baza_danych_zadanie1/premia_zad1.ods'#$Sheet1.A438:.B450];2;0)*[.F43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'file:///home/kl3ag1/gittest/bazy/baza_danych_zadanie1/premia_zad1.ods'#$Sheet1.A439:.B451];2;0)*[.F43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'file:///home/kl3ag1/gittest/bazy/baza_danych_zadanie1/premia_zad1.ods'#$Sheet1.A440:.B452];2;0)*[.F44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'file:///home/kl3ag1/gittest/bazy/baza_danych_zadanie1/premia_zad1.ods'#$Sheet1.A441:.B453];2;0)*[.F44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'file:///home/kl3ag1/gittest/bazy/baza_danych_zadanie1/premia_zad1.ods'#$Sheet1.A442:.B454];2;0)*[.F44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'file:///home/kl3ag1/gittest/bazy/baza_danych_zadanie1/premia_zad1.ods'#$Sheet1.A443:.B455];2;0)*[.F44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'file:///home/kl3ag1/gittest/bazy/baza_danych_zadanie1/premia_zad1.ods'#$Sheet1.A444:.B456];2;0)*[.F44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'file:///home/kl3ag1/gittest/bazy/baza_danych_zadanie1/premia_zad1.ods'#$Sheet1.A445:.B457];2;0)*[.F44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'file:///home/kl3ag1/gittest/bazy/baza_danych_zadanie1/premia_zad1.ods'#$Sheet1.A446:.B458];2;0)*[.F44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'file:///home/kl3ag1/gittest/bazy/baza_danych_zadanie1/premia_zad1.ods'#$Sheet1.A447:.B459];2;0)*[.F44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'file:///home/kl3ag1/gittest/bazy/baza_danych_zadanie1/premia_zad1.ods'#$Sheet1.A448:.B460];2;0)*[.F44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'file:///home/kl3ag1/gittest/bazy/baza_danych_zadanie1/premia_zad1.ods'#$Sheet1.A449:.B461];2;0)*[.F44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'file:///home/kl3ag1/gittest/bazy/baza_danych_zadanie1/premia_zad1.ods'#$Sheet1.A450:.B462];2;0)*[.F450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'file:///home/kl3ag1/gittest/bazy/baza_danych_zadanie1/premia_zad1.ods'#$Sheet1.A451:.B463];2;0)*[.F451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'file:///home/kl3ag1/gittest/bazy/baza_danych_zadanie1/premia_zad1.ods'#$Sheet1.A452:.B464];2;0)*[.F45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'file:///home/kl3ag1/gittest/bazy/baza_danych_zadanie1/premia_zad1.ods'#$Sheet1.A453:.B465];2;0)*[.F453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'file:///home/kl3ag1/gittest/bazy/baza_danych_zadanie1/premia_zad1.ods'#$Sheet1.A454:.B466];2;0)*[.F454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'file:///home/kl3ag1/gittest/bazy/baza_danych_zadanie1/premia_zad1.ods'#$Sheet1.A455:.B467];2;0)*[.F455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'file:///home/kl3ag1/gittest/bazy/baza_danych_zadanie1/premia_zad1.ods'#$Sheet1.A456:.B468];2;0)*[.F45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'file:///home/kl3ag1/gittest/bazy/baza_danych_zadanie1/premia_zad1.ods'#$Sheet1.A457:.B469];2;0)*[.F457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'file:///home/kl3ag1/gittest/bazy/baza_danych_zadanie1/premia_zad1.ods'#$Sheet1.A458:.B470];2;0)*[.F45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'file:///home/kl3ag1/gittest/bazy/baza_danych_zadanie1/premia_zad1.ods'#$Sheet1.A459:.B471];2;0)*[.F459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'file:///home/kl3ag1/gittest/bazy/baza_danych_zadanie1/premia_zad1.ods'#$Sheet1.A460:.B472];2;0)*[.F460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'file:///home/kl3ag1/gittest/bazy/baza_danych_zadanie1/premia_zad1.ods'#$Sheet1.A461:.B473];2;0)*[.F46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'file:///home/kl3ag1/gittest/bazy/baza_danych_zadanie1/premia_zad1.ods'#$Sheet1.A462:.B474];2;0)*[.F46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'file:///home/kl3ag1/gittest/bazy/baza_danych_zadanie1/premia_zad1.ods'#$Sheet1.A463:.B475];2;0)*[.F46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'file:///home/kl3ag1/gittest/bazy/baza_danych_zadanie1/premia_zad1.ods'#$Sheet1.A464:.B476];2;0)*[.F464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'file:///home/kl3ag1/gittest/bazy/baza_danych_zadanie1/premia_zad1.ods'#$Sheet1.A465:.B477];2;0)*[.F46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'file:///home/kl3ag1/gittest/bazy/baza_danych_zadanie1/premia_zad1.ods'#$Sheet1.A466:.B478];2;0)*[.F46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'file:///home/kl3ag1/gittest/bazy/baza_danych_zadanie1/premia_zad1.ods'#$Sheet1.A467:.B479];2;0)*[.F46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'file:///home/kl3ag1/gittest/bazy/baza_danych_zadanie1/premia_zad1.ods'#$Sheet1.A468:.B480];2;0)*[.F46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'file:///home/kl3ag1/gittest/bazy/baza_danych_zadanie1/premia_zad1.ods'#$Sheet1.A469:.B481];2;0)*[.F46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'file:///home/kl3ag1/gittest/bazy/baza_danych_zadanie1/premia_zad1.ods'#$Sheet1.A470:.B482];2;0)*[.F470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'file:///home/kl3ag1/gittest/bazy/baza_danych_zadanie1/premia_zad1.ods'#$Sheet1.A471:.B483];2;0)*[.F47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'file:///home/kl3ag1/gittest/bazy/baza_danych_zadanie1/premia_zad1.ods'#$Sheet1.A472:.B484];2;0)*[.F472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'file:///home/kl3ag1/gittest/bazy/baza_danych_zadanie1/premia_zad1.ods'#$Sheet1.A473:.B485];2;0)*[.F47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'file:///home/kl3ag1/gittest/bazy/baza_danych_zadanie1/premia_zad1.ods'#$Sheet1.A474:.B486];2;0)*[.F47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'file:///home/kl3ag1/gittest/bazy/baza_danych_zadanie1/premia_zad1.ods'#$Sheet1.A475:.B487];2;0)*[.F47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'file:///home/kl3ag1/gittest/bazy/baza_danych_zadanie1/premia_zad1.ods'#$Sheet1.A476:.B488];2;0)*[.F47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'file:///home/kl3ag1/gittest/bazy/baza_danych_zadanie1/premia_zad1.ods'#$Sheet1.A477:.B489];2;0)*[.F47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'file:///home/kl3ag1/gittest/bazy/baza_danych_zadanie1/premia_zad1.ods'#$Sheet1.A478:.B490];2;0)*[.F47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'file:///home/kl3ag1/gittest/bazy/baza_danych_zadanie1/premia_zad1.ods'#$Sheet1.A479:.B491];2;0)*[.F47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'file:///home/kl3ag1/gittest/bazy/baza_danych_zadanie1/premia_zad1.ods'#$Sheet1.A480:.B492];2;0)*[.F480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'file:///home/kl3ag1/gittest/bazy/baza_danych_zadanie1/premia_zad1.ods'#$Sheet1.A481:.B493];2;0)*[.F48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'file:///home/kl3ag1/gittest/bazy/baza_danych_zadanie1/premia_zad1.ods'#$Sheet1.A482:.B494];2;0)*[.F48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'file:///home/kl3ag1/gittest/bazy/baza_danych_zadanie1/premia_zad1.ods'#$Sheet1.A483:.B495];2;0)*[.F48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'file:///home/kl3ag1/gittest/bazy/baza_danych_zadanie1/premia_zad1.ods'#$Sheet1.A484:.B496];2;0)*[.F48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'file:///home/kl3ag1/gittest/bazy/baza_danych_zadanie1/premia_zad1.ods'#$Sheet1.A485:.B497];2;0)*[.F485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'file:///home/kl3ag1/gittest/bazy/baza_danych_zadanie1/premia_zad1.ods'#$Sheet1.A486:.B498];2;0)*[.F486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'file:///home/kl3ag1/gittest/bazy/baza_danych_zadanie1/premia_zad1.ods'#$Sheet1.A487:.B499];2;0)*[.F487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'file:///home/kl3ag1/gittest/bazy/baza_danych_zadanie1/premia_zad1.ods'#$Sheet1.A488:.B500];2;0)*[.F488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'file:///home/kl3ag1/gittest/bazy/baza_danych_zadanie1/premia_zad1.ods'#$Sheet1.A489:.B501];2;0)*[.F48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'file:///home/kl3ag1/gittest/bazy/baza_danych_zadanie1/premia_zad1.ods'#$Sheet1.A490:.B502];2;0)*[.F490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'file:///home/kl3ag1/gittest/bazy/baza_danych_zadanie1/premia_zad1.ods'#$Sheet1.A491:.B503];2;0)*[.F491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'file:///home/kl3ag1/gittest/bazy/baza_danych_zadanie1/premia_zad1.ods'#$Sheet1.A492:.B504];2;0)*[.F492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'file:///home/kl3ag1/gittest/bazy/baza_danych_zadanie1/premia_zad1.ods'#$Sheet1.A493:.B505];2;0)*[.F493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'file:///home/kl3ag1/gittest/bazy/baza_danych_zadanie1/premia_zad1.ods'#$Sheet1.A494:.B506];2;0)*[.F494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'file:///home/kl3ag1/gittest/bazy/baza_danych_zadanie1/premia_zad1.ods'#$Sheet1.A495:.B507];2;0)*[.F495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'file:///home/kl3ag1/gittest/bazy/baza_danych_zadanie1/premia_zad1.ods'#$Sheet1.A496:.B508];2;0)*[.F496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'file:///home/kl3ag1/gittest/bazy/baza_danych_zadanie1/premia_zad1.ods'#$Sheet1.A497:.B509];2;0)*[.F497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'file:///home/kl3ag1/gittest/bazy/baza_danych_zadanie1/premia_zad1.ods'#$Sheet1.A498:.B510];2;0)*[.F498]" office:value-type="string" office:string-value="" calcext:value-type="error">
            <text:p>#N/D</text:p>
          </table:table-cell>
        </table:table-row>
        <table:table-row table:style-name="ro1">
          <table:table-cell table:style-name="ce4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'file:///home/kl3ag1/gittest/bazy/baza_danych_zadanie1/premia_zad1.ods'#$Sheet1.A499:.B511];2;0)*[.F499]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'file:///home/kl3ag1/gittest/bazy/baza_danych_zadanie1/premia_zad1.ods'#$Sheet1.A500:.B512];2;0)*[.F500]" office:value-type="string" office:string-value="" calcext:value-type="error">
            <text:p>#N/D</text:p>
          </table:table-cell>
        </table:table-row>
      </table:table>
      <table:table table:name="'file:///home/kl3ag1/gittest/bazy/baza_danych_zadanie1/premia_zad1.ods'#Sheet1" table:print="false" table:style-name="ta_extref">
        <table:table-source xlink:type="simple" xlink:href="../premia_zad1.ods" table:table-name="Sheet1" table:mode="copy-results-only"/>
        <table:table-column table:number-columns-repeated="2"/>
        <table:table-row>
          <table:table-cell table:style-name="ce3" office:value-type="string">
            <text:p>Urzędnik</text:p>
          </table:table-cell>
          <table:table-cell table:style-name="ce3" office:value-type="float" office:value="0.05">
            <text:p>0.05</text:p>
          </table:table-cell>
        </table:table-row>
        <table:table-row>
          <table:table-cell table:style-name="ce3" office:value-type="string">
            <text:p>Sprzedawca</text:p>
          </table:table-cell>
          <table:table-cell table:style-name="ce3" office:value-type="float" office:value="0.13">
            <text:p>0.13</text:p>
          </table:table-cell>
        </table:table-row>
        <table:table-row>
          <table:table-cell table:style-name="ce3" office:value-type="string">
            <text:p>Analityk</text:p>
          </table:table-cell>
          <table:table-cell table:style-name="ce3" office:value-type="float" office:value="0.12">
            <text:p>0.12</text:p>
          </table:table-cell>
        </table:table-row>
        <table:table-row>
          <table:table-cell table:style-name="ce3" office:value-type="string">
            <text:p>Kierownik</text:p>
          </table:table-cell>
          <table:table-cell table:style-name="ce3" office:value-type="float" office:value="0.2">
            <text:p>0.2</text:p>
          </table:table-cell>
        </table:table-row>
        <table:table-row>
          <table:table-cell table:style-name="ce3" office:value-type="string">
            <text:p>Informatyk</text:p>
          </table:table-cell>
          <table:table-cell table:style-name="ce3" office:value-type="float" office:value="0.18">
            <text:p>0.18</text:p>
          </table:table-cell>
        </table:table-row>
        <table:table-row>
          <table:table-cell table:style-name="ce3" office:value-type="string">
            <text:p>Księgowy</text:p>
          </table:table-cell>
          <table:table-cell table:style-name="ce3" office:value-type="float" office:value="0.18">
            <text:p>0.18</text:p>
          </table:table-cell>
        </table:table-row>
        <table:table-row>
          <table:table-cell table:style-name="ce3" office:value-type="string">
            <text:p>Prezes</text:p>
          </table:table-cell>
          <table:table-cell table:style-name="ce3" office:value-type="float" office:value="0.25">
            <text:p>0.25</text:p>
          </table:table-cell>
        </table:table-row>
        <table:table-row>
          <table:table-cell table:style-name="ce3" office:value-type="string">
            <text:p>Zaopatrzeniowiec</text:p>
          </table:table-cell>
          <table:table-cell table:style-name="ce3" office:value-type="float" office:value="0.08">
            <text:p>0.08</text:p>
          </table:table-cell>
        </table:table-row>
        <table:table-row>
          <table:table-cell table:style-name="ce3" office:value-type="string">
            <text:p>Kierowca</text:p>
          </table:table-cell>
          <table:table-cell table:style-name="ce3" office:value-type="float" office:value="0.1">
            <text:p>0.1</text:p>
          </table:table-cell>
        </table:table-row>
        <table:table-row>
          <table:table-cell table:style-name="ce3" office:value-type="string">
            <text:p>Doradca</text:p>
          </table:table-cell>
          <table:table-cell table:style-name="ce3" office:value-type="float" office:value="0.09">
            <text:p>0.09</text:p>
          </table:table-cell>
        </table:table-row>
        <table:table-row>
          <table:table-cell table:style-name="ce3" office:value-type="string">
            <text:p>Referent</text:p>
          </table:table-cell>
          <table:table-cell table:style-name="ce3" office:value-type="float" office:value="0.07">
            <text:p>0.07</text:p>
          </table:table-cell>
        </table:table-row>
        <table:table-row>
          <table:table-cell table:style-name="ce3" office:value-type="string">
            <text:p>Operator</text:p>
          </table:table-cell>
          <table:table-cell table:style-name="ce3" office:value-type="float" office:value="0.06">
            <text:p>0.06</text:p>
          </table:table-cell>
        </table:table-row>
        <table:table-row>
          <table:table-cell table:style-name="ce3" office:value-type="string">
            <text:p>Wiceprezes</text:p>
          </table:table-cell>
          <table:table-cell table:style-name="ce3" office:value-type="float" office:value="0.22">
            <text:p>0.22</text:p>
          </table:table-cell>
        </table:table-row>
        <table:table-row>
          <table:table-cell table:style-name="ce3" office:value-type="float" office:value="0.13">
            <text:p>0.13</text:p>
          </table:table-cell>
        </table:table-row>
        <table:table-row>
          <table:table-cell table:style-name="ce3" office:value-type="float" office:value="0.2">
            <text:p>0.2</text:p>
          </table:table-cell>
        </table:table-row>
        <table:table-row>
          <table:table-cell table:style-name="ce3" office:value-type="float" office:value="0.18">
            <text:p>0.18</text:p>
          </table:table-cell>
        </table:table-row>
        <table:table-row>
          <table:table-cell table:style-name="ce3" office:value-type="float" office:value="0.08">
            <text:p>0.08</text:p>
          </table:table-cell>
        </table:table-row>
        <table:table-row>
          <table:table-cell table:style-name="ce3" office:value-type="float" office:value="0.09">
            <text:p>0.09</text:p>
          </table:table-cell>
        </table:table-row>
        <table:table-row>
          <table:table-cell table:style-name="ce3" office:value-type="float" office:value="0.06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10.4162743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37.682556966</meta:creation-date>
    <meta:generator>LibreOffice/5.4.0.3$Linux_X86_64 LibreOffice_project/40m0$Build-3</meta:generator>
    <dc:date>2017-09-22T07:41:25.319228833</dc:date>
    <meta:editing-duration>PT9M27S</meta:editing-duration>
    <meta:editing-cycles>2</meta:editing-cycles>
    <meta:document-statistic meta:table-count="1" meta:cell-count="4000" meta:object-count="0"/>
  </office:meta>
</office:document-meta>
</file>